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862e9"/>
    </style:style>
    <style:style style:name="P2" style:family="paragraph" style:parent-style-name="Standard">
      <style:text-properties fo:language="en" fo:country="US" officeooo:paragraph-rsid="0018d78a"/>
    </style:style>
    <style:style style:name="P3" style:family="paragraph" style:parent-style-name="Standard">
      <style:text-properties fo:language="en" fo:country="US" officeooo:paragraph-rsid="001a16d3"/>
    </style:style>
    <style:style style:name="P4" style:family="paragraph" style:parent-style-name="Standard">
      <style:text-properties fo:language="en" fo:country="US" officeooo:paragraph-rsid="001fb763"/>
    </style:style>
    <style:style style:name="P5" style:family="paragraph" style:parent-style-name="Standard">
      <style:text-properties fo:language="en" fo:country="US" officeooo:rsid="00174aca" officeooo:paragraph-rsid="00174aca"/>
    </style:style>
    <style:style style:name="P6" style:family="paragraph" style:parent-style-name="Standard">
      <style:text-properties fo:language="en" fo:country="US" officeooo:rsid="001862e9" officeooo:paragraph-rsid="001862e9"/>
    </style:style>
    <style:style style:name="P7" style:family="paragraph" style:parent-style-name="Standard">
      <style:text-properties fo:language="en" fo:country="US" officeooo:rsid="001abaf4" officeooo:paragraph-rsid="001abaf4"/>
    </style:style>
    <style:style style:name="P8" style:family="paragraph" style:parent-style-name="Standard">
      <style:text-properties fo:language="en" fo:country="US" officeooo:rsid="001e4713" officeooo:paragraph-rsid="001e4713"/>
    </style:style>
    <style:style style:name="P9" style:family="paragraph" style:parent-style-name="Standard">
      <style:text-properties fo:language="en" fo:country="US" officeooo:rsid="001f6a4b" officeooo:paragraph-rsid="001f6a4b"/>
    </style:style>
    <style:style style:name="P10" style:family="paragraph" style:parent-style-name="Standard">
      <style:text-properties fo:language="en" fo:country="US" officeooo:rsid="001fb763" officeooo:paragraph-rsid="001fb763"/>
    </style:style>
    <style:style style:name="P11" style:family="paragraph" style:parent-style-name="Standard">
      <style:text-properties fo:language="en" fo:country="US" officeooo:rsid="0020c482" officeooo:paragraph-rsid="001fb763"/>
    </style:style>
    <style:style style:name="P12" style:family="paragraph" style:parent-style-name="Standard">
      <style:text-properties fo:language="en" fo:country="US" officeooo:rsid="0020c482" officeooo:paragraph-rsid="0020c482"/>
    </style:style>
    <style:style style:name="P13" style:family="paragraph" style:parent-style-name="Standard">
      <style:text-properties fo:language="en" fo:country="US" officeooo:rsid="0020c482" officeooo:paragraph-rsid="00217a5b"/>
    </style:style>
    <style:style style:name="P14" style:family="paragraph" style:parent-style-name="Standard">
      <style:text-properties fo:language="en" fo:country="US" officeooo:rsid="0020c482" officeooo:paragraph-rsid="0022e309"/>
    </style:style>
    <style:style style:name="P15" style:family="paragraph" style:parent-style-name="Standard">
      <style:text-properties fo:language="en" fo:country="US" officeooo:rsid="0020c482" officeooo:paragraph-rsid="00247193"/>
    </style:style>
    <style:style style:name="P16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174aca" officeooo:paragraph-rsid="00174aca" style:font-size-asian="14pt" style:font-weight-asian="bold" style:font-size-complex="14pt" style:font-weight-complex="bold"/>
    </style:style>
    <style:style style:name="P17" style:family="paragraph" style:parent-style-name="Standard">
      <style:text-properties fo:language="en" fo:country="US" fo:font-weight="bold" officeooo:rsid="0024d730" officeooo:paragraph-rsid="0024d730" style:font-weight-asian="bold" style:font-weight-complex="bold"/>
    </style:style>
    <style:style style:name="P18" style:family="paragraph" style:parent-style-name="Standard">
      <style:text-properties fo:language="en" fo:country="US" officeooo:rsid="0022e309" officeooo:paragraph-rsid="0022e309"/>
    </style:style>
    <style:style style:name="P19" style:family="paragraph" style:parent-style-name="Standard">
      <style:text-properties fo:language="en" fo:country="US" officeooo:rsid="00247193" officeooo:paragraph-rsid="00247193"/>
    </style:style>
    <style:style style:name="P20" style:family="paragraph" style:parent-style-name="Standard">
      <style:text-properties fo:language="en" fo:country="US" officeooo:rsid="0024d730" officeooo:paragraph-rsid="00247193"/>
    </style:style>
    <style:style style:name="P21" style:family="paragraph" style:parent-style-name="Standard">
      <style:text-properties fo:language="en" fo:country="US" officeooo:rsid="0024d730" officeooo:paragraph-rsid="0024d730"/>
    </style:style>
    <style:style style:name="P22" style:family="paragraph" style:parent-style-name="Standard">
      <style:text-properties fo:language="en" fo:country="US" style:text-underline-style="solid" style:text-underline-width="auto" style:text-underline-color="font-color" fo:font-weight="bold" officeooo:rsid="001862e9" officeooo:paragraph-rsid="001862e9" style:font-weight-asian="bold" style:font-weight-complex="bold"/>
    </style:style>
    <style:style style:name="P23" style:family="paragraph" style:parent-style-name="Standard">
      <style:text-properties fo:language="en" fo:country="US" style:text-underline-style="solid" style:text-underline-width="auto" style:text-underline-color="font-color" fo:font-weight="bold" officeooo:rsid="001e4713" officeooo:paragraph-rsid="001e4713" style:font-weight-asian="bold" style:font-weight-complex="bold"/>
    </style:style>
    <style:style style:name="P24" style:family="paragraph" style:parent-style-name="Standard">
      <style:text-properties fo:language="en" fo:country="US" style:text-underline-style="solid" style:text-underline-width="auto" style:text-underline-color="font-color" fo:font-weight="bold" officeooo:rsid="0020c482" officeooo:paragraph-rsid="0020c482" style:font-weight-asian="bold" style:font-weight-complex="bold"/>
    </style:style>
    <style:style style:name="P25" style:family="paragraph" style:parent-style-name="Standard">
      <style:text-properties fo:language="en" fo:country="US" style:text-underline-style="solid" style:text-underline-width="auto" style:text-underline-color="font-color" fo:font-weight="bold" officeooo:rsid="00247193" officeooo:paragraph-rsid="00247193" style:font-weight-asian="bold" style:font-weight-complex="bold"/>
    </style:style>
    <style:style style:name="P26" style:family="paragraph" style:parent-style-name="Standard">
      <style:text-properties fo:language="en" fo:country="US" style:text-underline-style="solid" style:text-underline-width="auto" style:text-underline-color="font-color" fo:font-weight="bold" officeooo:rsid="0024d730" officeooo:paragraph-rsid="0024d730" style:font-weight-asian="bold" style:font-weight-complex="bold"/>
    </style:style>
    <style:style style:name="P27" style:family="paragraph" style:parent-style-name="Standard">
      <style:text-properties fo:language="en" fo:country="US" style:text-underline-style="solid" style:text-underline-width="auto" style:text-underline-color="font-color" fo:font-weight="bold" officeooo:rsid="001fb763" officeooo:paragraph-rsid="001fb763" style:font-weight-asian="bold" style:font-weight-complex="bold"/>
    </style:style>
    <style:style style:name="P28" style:family="paragraph" style:parent-style-name="Standard">
      <style:text-properties fo:language="en" fo:country="US" fo:font-style="normal" style:text-underline-style="solid" style:text-underline-width="auto" style:text-underline-color="font-color" fo:font-weight="bold" officeooo:rsid="001862e9" officeooo:paragraph-rsid="001862e9" style:font-style-asian="normal" style:font-weight-asian="bold" style:font-style-complex="normal" style:font-weight-complex="bold"/>
    </style:style>
    <style:style style:name="T1" style:family="text">
      <style:text-properties officeooo:rsid="001862e9"/>
    </style:style>
    <style:style style:name="T2" style:family="text">
      <style:text-properties officeooo:rsid="0018d78a"/>
    </style:style>
    <style:style style:name="T3" style:family="text">
      <style:text-properties officeooo:rsid="001a16d3"/>
    </style:style>
    <style:style style:name="T4" style:family="text">
      <style:text-properties officeooo:rsid="001abaf4"/>
    </style:style>
    <style:style style:name="T5" style:family="text">
      <style:text-properties officeooo:rsid="001c4ff0"/>
    </style:style>
    <style:style style:name="T6" style:family="text">
      <style:text-properties officeooo:rsid="001e4713"/>
    </style:style>
    <style:style style:name="T7" style:family="text">
      <style:text-properties officeooo:rsid="001fb763"/>
    </style:style>
    <style:style style:name="T8" style:family="text">
      <style:text-properties officeooo:rsid="0020c482"/>
    </style:style>
    <style:style style:name="T9" style:family="text">
      <style:text-properties officeooo:rsid="00217a5b"/>
    </style:style>
    <style:style style:name="T10" style:family="text">
      <style:text-properties officeooo:rsid="0022e30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62e9" style:font-weight-asian="bold" style:font-weight-complex="bold"/>
    </style:style>
    <style:style style:name="T13" style:family="text">
      <style:text-properties fo:font-weight="bold" officeooo:rsid="001c4ff0" style:font-weight-asian="bold" style:font-weight-complex="bold"/>
    </style:style>
    <style:style style:name="T14" style:family="text">
      <style:text-properties fo:font-weight="bold" officeooo:rsid="0018d78a" style:font-weight-asian="bold" style:font-weight-complex="bold"/>
    </style:style>
    <style:style style:name="T15" style:family="text">
      <style:text-properties fo:font-weight="bold" officeooo:rsid="001a16d3" style:font-weight-asian="bold" style:font-weight-complex="bold"/>
    </style:style>
    <style:style style:name="T16" style:family="text">
      <style:text-properties fo:font-weight="bold" officeooo:rsid="001e4713" style:font-weight-asian="bold" style:font-weight-complex="bold"/>
    </style:style>
    <style:style style:name="T17" style:family="text">
      <style:text-properties fo:font-weight="bold" officeooo:rsid="001abaf4" style:font-weight-asian="bold" style:font-weight-complex="bold"/>
    </style:style>
    <style:style style:name="T18" style:family="text">
      <style:text-properties fo:font-weight="bold" officeooo:rsid="0027f205" style:font-weight-asian="bold" style:font-weight-complex="bold"/>
    </style:style>
    <style:style style:name="T19" style:family="text">
      <style:text-properties fo:font-weight="bold" officeooo:rsid="001fb763" style:font-weight-asian="bold" style:font-weight-complex="bold"/>
    </style:style>
    <style:style style:name="T20" style:family="text">
      <style:text-properties fo:font-weight="bold" officeooo:rsid="0020c482" style:font-weight-asian="bold" style:font-weight-complex="bold"/>
    </style:style>
    <style:style style:name="T21" style:family="text">
      <style:text-properties fo:font-weight="bold" officeooo:rsid="00217a5b" style:font-weight-asian="bold" style:font-weight-complex="bold"/>
    </style:style>
    <style:style style:name="T22" style:family="text">
      <style:text-properties fo:font-weight="bold" officeooo:rsid="00244040" style:font-weight-asian="bold" style:font-weight-complex="bold"/>
    </style:style>
    <style:style style:name="T23" style:family="text">
      <style:text-properties fo:font-weight="bold" officeooo:rsid="0022e309" style:font-weight-asian="bold" style:font-weight-complex="bold"/>
    </style:style>
    <style:style style:name="T24" style:family="text">
      <style:text-properties fo:font-weight="bold" officeooo:rsid="00247193" style:font-weight-asian="bold" style:font-weight-complex="bold"/>
    </style:style>
    <style:style style:name="T25" style:family="text">
      <style:text-properties fo:font-weight="bold" officeooo:rsid="0024d730" style:font-weight-asian="bold" style:font-weight-complex="bold"/>
    </style:style>
    <style:style style:name="T26" style:family="text">
      <style:text-properties officeooo:rsid="00244040"/>
    </style:style>
    <style:style style:name="T27" style:family="text">
      <style:text-properties officeooo:rsid="00247193"/>
    </style:style>
    <style:style style:name="T28" style:family="text">
      <style:text-properties officeooo:rsid="0024d730"/>
    </style:style>
    <style:style style:name="T29" style:family="text">
      <style:text-properties officeooo:rsid="0024e450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26b818"/>
    </style:style>
    <style:style style:name="T32" style:family="text">
      <style:text-properties officeooo:rsid="0027f205"/>
    </style:style>
    <style:style style:name="T33" style:family="text">
      <style:text-properties fo:font-weight="normal" officeooo:rsid="00247193" style:font-weight-asian="normal" style:font-weight-complex="normal"/>
    </style:style>
    <style:style style:name="T34" style:family="text">
      <style:text-properties officeooo:rsid="0028ad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esentation Backup Text</text:p>
      <text:p text:style-name="P5"/>
      <text:p text:style-name="P22">Introduction</text:p>
      <text:p text:style-name="P6">So, <text:span text:style-name="T11">Welcome</text:span> to the presentation of my bachelor thesis proposal.</text:p>
      <text:p text:style-name="P1"><text:span text:style-name="T1">Before I begin, I want to </text:span><text:span text:style-name="T12">inform</text:span><text:span text:style-name="T1"> you, that I am a </text:span><text:span text:style-name="T12">stutterer</text:span><text:span text:style-name="T1">. I have learned some </text:span><text:span text:style-name="T12">techniques</text:span><text:span text:style-name="T1"> to handle this, but in </text:span><text:span text:style-name="T2">English</text:span><text:span text:style-name="T1"> it is still difficult for me.</text:span></text:p>
      <text:p text:style-name="P6"/>
      <text:p text:style-name="P28">Motivation</text:p>
      <text:p text:style-name="P6">So, I want to talk about <text:span text:style-name="T11">multi-robot systems</text:span> and first I want to show you <text:span text:style-name="T11">where</text:span> they appear and what <text:span text:style-name="T11">use</text:span> they have.</text:p>
      <text:p text:style-name="P2"><text:span text:style-name="T1">Here you can see a picture of the </text:span><text:span text:style-name="T12">Kiva</text:span><text:span text:style-name="T1"> robots. They are used in </text:span><text:span text:style-name="T12">warehousing</text:span><text:span text:style-name="T1"> </text:span><text:span text:style-name="T5">and can drive under </text:span><text:span text:style-name="T13">shelfs</text:span><text:span text:style-name="T5">, lift it and bring it to a worker in the packing area.</text:span></text:p>
      <text:p text:style-name="P2"><text:span text:style-name="T14">Why</text:span><text:span text:style-name="T2"> do they use a multi-robot system? I think it is obvious. A </text:span><text:span text:style-name="T14">single robot</text:span><text:span text:style-name="T2"> would be to </text:span><text:span text:style-name="T14">slow</text:span><text:span text:style-name="T2"> to do many simultaneous orders and a huge machine would </text:span><text:span text:style-name="T5">just </text:span><text:span text:style-name="T2">be to expensive.</text:span></text:p>
      <text:p text:style-name="P3"><text:span text:style-name="T3">In </text:span><text:span text:style-name="T15">logistics</text:span><text:span text:style-name="T3"> </text:span><text:span text:style-name="T5">you can f</text:span><text:span text:style-name="T3">or example think of a </text:span><text:span text:style-name="T15">factory</text:span><text:span text:style-name="T3"> which produces </text:span><text:span text:style-name="T15">personalized products</text:span><text:span text:style-name="T3">. Logistic </text:span><text:span text:style-name="T15">robots</text:span><text:span text:style-name="T3"> could feed the machines with </text:span><text:span text:style-name="T15">different parts</text:span><text:span text:style-name="T3"> needed for an individual product. In this scenario the multi-robot system has the </text:span><text:span text:style-name="T15">advantage</text:span><text:span text:style-name="T3"> to be </text:span><text:span text:style-name="T15">very flexible</text:span><text:span text:style-name="T3">. </text:span><text:span text:style-name="T5">For example, if a machine is </text:span><text:span text:style-name="T13">overloaded or out of order</text:span><text:span text:style-name="T5"> the </text:span><text:span text:style-name="T3">robots can go to a </text:span><text:span text:style-name="T5">machine of the same type. (Furthermore </text:span><text:span text:style-name="T3">i</text:span><text:span text:style-name="T5">t would be</text:span><text:span text:style-name="T3"> easier to extend the factory and add new machines.</text:span><text:span text:style-name="T5">)</text:span></text:p>
      <text:p text:style-name="P3"><text:span text:style-name="T3">There are </text:span><text:span text:style-name="T15">many other domains</text:span><text:span text:style-name="T3"> in which multi-robot systems can be useful. </text:span><text:span text:style-name="T4">In the picture you can see two robots </text:span><text:span text:style-name="T6">with </text:span><text:span text:style-name="T16">different abilities</text:span><text:span text:style-name="T6"> for </text:span><text:span text:style-name="T16">planetary exploration</text:span><text:span text:style-name="T4">. Or imagine </text:span><text:span text:style-name="T17">rescue scenarios</text:span><text:span text:style-name="T6"> </text:span><text:span text:style-name="T29">with multiple </text:span><text:span text:style-name="T31">autonomous and </text:span><text:span text:style-name="T29">coordinated robots.</text:span></text:p>
      <text:p text:style-name="P7">To <text:span text:style-name="T11">sum</text:span> it up you can say, that multi-robot systems are <text:span text:style-name="T11">useful</text:span> and about to <text:span text:style-name="T11">get more important</text:span>.</text:p>
      <text:p text:style-name="P7"/>
      <text:p text:style-name="P23">Problem-Solution</text:p>
      <text:p text:style-name="P8"><text:span text:style-name="T11">But</text:span>, <text:span text:style-name="T11">developing</text:span> software for multi-robot systems is difficult, especially when you are <text:span text:style-name="T11">testing</text:span>. Here are some <text:span text:style-name="T11">major problems</text:span>.</text:p>
      <text:p text:style-name="P8">If you test, you <text:span text:style-name="T11">need the environment and robots</text:span> the software is made for. You have to <text:span text:style-name="T11">setup</text:span> the robots, bring them to the <text:span text:style-name="T11">right place</text:span>, keep the <text:span text:style-name="T11">batteries</text:span> loaded, etc. It is hard to <text:span text:style-name="T11">test high level</text:span> <text:span text:style-name="T11">components</text:span> if the low level components are not finished because of the <text:span text:style-name="T11">dependencies</text:span>. <text:span text:style-name="T11">Comparing</text:span> different multi-agent strategies can be very<text:span text:style-name="T11"> time consuming</text:span>, because the <text:span text:style-name="T11">effort</text:span> of the setup <text:span text:style-name="T11">scales</text:span> with the number of robots and you want to <text:span text:style-name="T11">look at multiple runs</text:span>.</text:p>
      <text:p text:style-name="P9"><text:span text:style-name="T11">So</text:span>, testing is very <text:span text:style-name="T11">time and resource consuming</text:span>.</text:p>
      <text:p text:style-name="P9">How do we want to <text:span text:style-name="T11">tackle</text:span> this problems? We <text:span text:style-name="T11">develop a multi robot simulation.</text:span></text:p>
      <text:p text:style-name="P9">You <text:span text:style-name="T11">don't need the physical environment</text:span> and the robots any longer<text:span text:style-name="T11"> for ordinary testing</text:span>. You only have to <text:span text:style-name="T11">setup the software</text:span>. You can <text:span text:style-name="T11">simulate</text:span> the right behavior of <text:span text:style-name="T11">low level </text:span>components by providing <text:span text:style-name="T11">ground truth </text:span>and you can <text:span text:style-name="T11">run the simulation </text:span>as much and as long <text:span text:style-name="T11">as you want</text:span>.</text:p>
      <text:p text:style-name="P9">So, the simulation saves time and resources.</text:p>
      <text:p text:style-name="P9"><text:span text:style-name="T11">Therefore</text:span>, in my bachelor-thesis, I want to develop a <text:span text:style-name="T11">multi-robot simulation</text:span> with the <text:span text:style-name="T11">ability</text:span> to <text:span text:style-name="T11">evaluate multi-agent strategies</text:span>!</text:p>
      <text:p text:style-name="P9"/>
      <text:p text:style-name="P27">LLSF</text:p>
      <text:p text:style-name="P10">The <text:span text:style-name="T11">scenario</text:span> the simuation <text:span text:style-name="T11">will be for</text:span> at first is the Logistic League sponsored by Festo. I am a <text:span text:style-name="T11">member</text:span> of the <text:span text:style-name="T11">Carologistics</text:span> team and we participate in this league of the RoboCup. The league is a <text:span text:style-name="T11">testbed <text:s/>for logistic robots</text:span> in a factory scenario. The <text:span text:style-name="T11">task</text:span> is to <text:span text:style-name="T11">produce</text:span> and <text:span text:style-name="T11">deliver</text:span> products by feeding machines with <text:span text:style-name="T11">resources an</text:span><text:span text:style-name="T18">d</text:span><text:span text:style-name="T11"> semi-finished</text:span> products. So, the <text:span text:style-name="T11">challenge</text:span> is to <text:span text:style-name="T11">optimize</text:span> the workflow and maximize the performance. </text:p>
      <text:p text:style-name="P10"/>
      <text:p text:style-name="P27">Fawkes</text:p>
      <text:p text:style-name="P4"><text:span text:style-name="T7">We </text:span><text:span text:style-name="T19">operate</text:span><text:span text:style-name="T7"> the robots with </text:span><text:span text:style-name="T19">Fawkes</text:span><text:span text:style-name="T7">. Fawkes is an </text:span><text:span text:style-name="T19">Open Source</text:span><text:span text:style-name="T7"> robot software framework. It was developed here at </text:span><text:span text:style-name="T19">KBSG</text:span><text:span text:style-name="T7">. The most </text:span><text:span text:style-name="T19">important features</text:span><text:span text:style-name="T7"> for this thesis are the </text:span><text:span text:style-name="T19">component-based</text:span><text:span text:style-name="T7"> design. So you can load plugins </text:span><text:span text:style-name="T8">for different tasks and a plugin can communicate over a </text:span><text:soft-page-break/><text:span text:style-name="T20">blackboard</text:span><text:span text:style-name="T8"> which is readable for every other plugin interested in the information. Therefore the simulation can </text:span><text:span text:style-name="T20">exchange the sensor and actuator plugins</text:span><text:span text:style-name="T8"> and the components we want to test would</text:span><text:span text:style-name="T20"> not notice the difference</text:span><text:span text:style-name="T8">.</text:span></text:p>
      <text:p text:style-name="P11"/>
      <text:p text:style-name="P24">Gazebo</text:p>
      <text:p text:style-name="P12">The <text:span text:style-name="T11">basic simulator</text:span> I want to use is Gazebo. It is <text:span text:style-name="T11">Open Source</text:span>, uses the Ogre 3D graphics <text:span text:style-name="T11">engine</text:span> and the Open Dynamics Physics Engine. So the simulator is capable of <text:span text:style-name="T11">simulating</text:span> important <text:span text:style-name="T11">difficulties</text:span> such as reflections slipping wheels, which influence the odometry etc. The simulator uses a <text:span text:style-name="T11">plugin approach</text:span>. (This makes it easy to extend it and write plugins for simulated devices.) Furthermore the simulator <text:span text:style-name="T11">supports</text:span> many <text:span text:style-name="T11">standar</text:span><text:span text:style-name="T18">d</text:span> platform robots and sensors and is highly <text:span text:style-name="T11">founded</text:span>. (In the picture you can see the Atlas Robot by Boston Dynamics, which is used for the DARPA challenge in this year.) So Gazebo is a <text:span text:style-name="T11">suitable</text:span> simulator for this thesis and seem to be good for <text:span text:style-name="T11">future work</text:span>.</text:p>
      <text:p text:style-name="P12"/>
      <text:p text:style-name="P24">Goals</text:p>
      <text:p text:style-name="P12">Now I want to <text:span text:style-name="T11">present</text:span> the goals of my thesis.</text:p>
      <text:p text:style-name="P13"><text:span text:style-name="T9">The first goal is to create a simulation environment for </text:span><text:span text:style-name="T21">LLSF</text:span><text:span text:style-name="T9">. That means I have to </text:span><text:span text:style-name="T21">model</text:span><text:span text:style-name="T9"> the LLSF game </text:span><text:span text:style-name="T21">field</text:span><text:span text:style-name="T9"> with the </text:span><text:span text:style-name="T21">machines</text:span><text:span text:style-name="T9">, </text:span><text:span text:style-name="T21">pucks</text:span><text:span text:style-name="T9"> and the </text:span><text:span text:style-name="T21">Robotinos</text:span><text:span text:style-name="T9">. For the machines I have to implement the </text:span><text:span text:style-name="T21">behavior</text:span><text:span text:style-name="T9">. This can be done by using the automated </text:span><text:span text:style-name="T21">referee</text:span><text:span text:style-name="T9"> box </text:span><text:span text:style-name="T26">of</text:span><text:span text:style-name="T9"> the league.<text:line-break/>The next goal is to </text:span><text:span text:style-name="T21">simulate the sensors and actuators</text:span><text:span text:style-name="T9">. I will do this in </text:span><text:span text:style-name="T21">different levels</text:span><text:span text:style-name="T9"> of simulation. </text:span><text:span text:style-name="T26">For example I will provide </text:span><text:span text:style-name="T22">ground truth</text:span><text:span text:style-name="T26"> about the robot's </text:span><text:span text:style-name="T22">position</text:span><text:span text:style-name="T26"> in the high level and provide</text:span><text:span text:style-name="T22"> laser sensor data</text:span><text:span text:style-name="T26"> for </text:span><text:span text:style-name="T22">localization</text:span><text:span text:style-name="T26"> in the low level simulation.</text:span></text:p>
      <text:p text:style-name="P14"><text:span text:style-name="T26">The</text:span><text:span text:style-name="T22"> </text:span><text:span text:style-name="T23">Multi-agent simulation</text:span><text:span text:style-name="T10"> </text:span><text:span text:style-name="T26">is a goal</text:span><text:span text:style-name="T10">. To achieve this I basically have to </text:span><text:span text:style-name="T23">map</text:span><text:span text:style-name="T10"> between Fawkes instances and the simulated robots in Gazebo. (Another </text:span><text:span text:style-name="T34">interesting</text:span><text:span text:style-name="T10"> aspect here will be the communication between the Fawkes instances.)</text:span></text:p>
      <text:p text:style-name="P18">An really important goal is the <text:span text:style-name="T11">expandability</text:span> of the simulator. I will make the simulation more <text:span text:style-name="T11">general</text:span> and <text:span text:style-name="T11">m</text:span><text:span text:style-name="T18">o</text:span><text:span text:style-name="T11">dular</text:span> as needed for LLSF. This is important to <text:span text:style-name="T11">adjust</text:span> the simulator for future <text:span text:style-name="T11">changes</text:span> of LLSF or <text:span text:style-name="T11">other domains</text:span>.</text:p>
      <text:p text:style-name="P18"/>
      <text:p text:style-name="P25">Mulit-Agent Strategies, Evaluation</text:p>
      <text:p text:style-name="P19">Furthermore I will <text:span text:style-name="T11">compare</text:span> some multi-agent strategies with the simulator. Now we are using a <text:span text:style-name="T11">role based approach</text:span> to organize the agents. I will compare the <text:span text:style-name="T11">current</text:span>, <text:span text:style-name="T11">static</text:span> role based approach with a <text:span text:style-name="T11">dynamic</text:span> one. In the dynamic one the agents can change their roles to, for example, recycle pucks if there is not enough time left to produce an other product. And I want to compare the <text:span text:style-name="T11">performance</text:span> of the system with different roles for the <text:span text:style-name="T11">third agent</text:span>, because currently we are just using two of up to three robots.</text:p>
      <text:p text:style-name="P15"><text:span text:style-name="T24">With this</text:span><text:span text:style-name="T27"> comparison, I will also </text:span><text:span text:style-name="T24">evaluate</text:span><text:span text:style-name="T27"> the simulator and show </text:span><text:span text:style-name="T24">if and how well</text:span><text:span text:style-name="T27"> the simulator generally works </text:span><text:span text:style-name="T28">and where the biggest </text:span><text:span text:style-name="T25">differences to reality</text:span><text:span text:style-name="T28"> are. I will also do a </text:span><text:span text:style-name="T25">quantitative</text:span><text:span text:style-name="T28"> evaluation and measure the </text:span><text:span text:style-name="T25">resource usage </text:span><text:span text:style-name="T28">and how it </text:span><text:span text:style-name="T25">scales</text:span><text:span text:style-name="T28"> with the number of robots.</text:span></text:p>
      <text:p text:style-name="P20"/>
      <text:p text:style-name="P26">Conclusion</text:p>
      <text:p text:style-name="P21">Now I come to the <text:span text:style-name="T11">conclusion</text:span>. Multi-robot systems are <text:span text:style-name="T11">getting more important</text:span> and have huge <text:span text:style-name="T11">possibilities</text:span>, but the development and especially the <text:span text:style-name="T11">testing</text:span> in<text:span text:style-name="T11"> difficult and time-consuming</text:span>. The simulation I want to do in this thesis is a <text:span text:style-name="T11">key</text:span> to efficient development and testing.</text:p>
      <text:p text:style-name="P21">The <text:span text:style-name="T11">goals</text:span> of the thesis are the simulation of the<text:span text:style-name="T11"> LLSF league, sensor and actuator simulation on different levels, expendability <text:s/>and the comparison of multi-agent strategies.</text:span> </text:p>
      <text:p text:style-name="P21"/>
      <text:p text:style-name="P17">(<text:span text:style-name="T30">Presentation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3-07-19T12:25:36</meta:creation-date>
    <dc:date>2013-07-21T19:40:13</dc:date>
    <dc:creator>Frederik Zwilling</dc:creator>
    <meta:editing-duration>PT9H21M29S</meta:editing-duration>
    <meta:editing-cycles>7</meta:editing-cycles>
    <meta:generator>LibreOffice/3.6$Linux_X86_64 LibreOffice_project/360m1$Build-2</meta:generator>
    <meta:printed-by>Frederik Zwilling</meta:printed-by>
    <meta:print-date>2013-07-21T13:09:20</meta:print-date>
    <meta:document-statistic meta:table-count="0" meta:image-count="0" meta:object-count="0" meta:page-count="2" meta:paragraph-count="37" meta:word-count="1124" meta:character-count="6618" meta:non-whitespace-character-count="5527"/>
  </office:meta>
</office:document-meta>
</file>